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4.2%" fo:font-size="14pt" style:font-size-asian="14pt" style:font-size-complex="14pt"/>
    </style:style>
    <style:style style:name="T3" style:parent-style-name="Policepardéfaut" style:family="text">
      <style:text-properties style:text-position="super 63.6%"/>
    </style:style>
    <style:style style:name="T4" style:parent-style-name="Policepardéfaut" style:family="text">
      <style:text-properties style:text-position="super 63.6%"/>
    </style:style>
    <style:style style:name="T5" style:parent-style-name="Policepardéfaut" style:family="text">
      <style:text-properties style:text-position="super 63.6%"/>
    </style:style>
    <style:style style:name="T6" style:parent-style-name="Policepardéfaut" style:family="text">
      <style:text-properties style:text-position="super 63.6%"/>
    </style:style>
    <style:style style:name="T7" style:parent-style-name="Policepardéfaut" style:family="text">
      <style:text-properties style:text-position="super 63.6%"/>
    </style:style>
    <style:style style:name="T8" style:parent-style-name="Policepardéfaut" style:family="text">
      <style:text-properties style:text-position="super 63.6%"/>
    </style:style>
    <style:style style:name="T9" style:parent-style-name="Policepardéfaut" style:family="text">
      <style:text-properties style:text-position="super 63.6%"/>
    </style:style>
    <style:style style:name="T10" style:parent-style-name="Policepardéfaut" style:family="text">
      <style:text-properties style:text-position="super 63.6%"/>
    </style:style>
    <style:style style:name="T11" style:parent-style-name="Policepardéfaut" style:family="text">
      <style:text-properties style:text-position="super 63.6%"/>
    </style:style>
    <style:style style:name="T12" style:parent-style-name="Policepardéfaut" style:family="text">
      <style:text-properties style:text-position="super 63.6%"/>
    </style:style>
    <style:style style:name="T13" style:parent-style-name="Policepardéfaut" style:family="text">
      <style:text-properties style:text-position="super 63.6%"/>
    </style:style>
    <style:style style:name="T14" style:parent-style-name="Policepardéfaut" style:family="text">
      <style:text-properties style:text-position="super 63.6%"/>
    </style:style>
    <style:style style:name="T15" style:parent-style-name="Policepardéfaut" style:family="text">
      <style:text-properties style:text-position="super 63.6%"/>
    </style:style>
    <style:style style:name="T16" style:parent-style-name="Policepardéfaut" style:family="text">
      <style:text-properties style:text-position="super 63.6%"/>
    </style:style>
    <style:style style:name="T17" style:parent-style-name="Policepardéfaut" style:family="text">
      <style:text-properties style:text-position="super 63.6%"/>
    </style:style>
    <style:style style:name="T18" style:parent-style-name="Policepardéfaut" style:family="text">
      <style:text-properties style:text-position="super 63.6%"/>
    </style:style>
    <style:style style:name="T19" style:parent-style-name="Policepardéfaut" style:family="text">
      <style:text-properties style:text-position="super 63.6%"/>
    </style:style>
    <style:style style:name="T20" style:parent-style-name="Policepardéfaut" style:family="text">
      <style:text-properties style:text-position="super 63.6%"/>
    </style:style>
    <style:style style:name="T21" style:parent-style-name="Policepardéfaut" style:family="text">
      <style:text-properties style:text-position="super 63.6%"/>
    </style:style>
    <style:style style:name="T22" style:parent-style-name="Policepardéfaut" style:family="text">
      <style:text-properties style:text-position="super 63.6%"/>
    </style:style>
    <style:style style:name="T23" style:parent-style-name="Policepardéfaut" style:family="text">
      <style:text-properties style:text-position="sub 63.6%"/>
    </style:style>
    <style:style style:name="T24" style:parent-style-name="hgkelc" style:family="text">
      <style:text-properties fo:font-weight="bold" style:font-weight-asian="bold" style:font-weight-complex="bold"/>
    </style:style>
    <style:style style:name="T25" style:parent-style-name="hgkelc" style:family="text">
      <style:text-properties fo:font-weight="bold" style:font-weight-asian="bold" style:font-weight-complex="bold" style:text-position="super 63.6%"/>
    </style:style>
    <style:style style:name="T26" style:parent-style-name="hgkelc" style:family="text">
      <style:text-properties fo:font-weight="bold" style:font-weight-asian="bold" style:font-weight-complex="bold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/>Contraposé,</text:p>
      <text:p text:style-name="Normal">Pour montrer : pour tout x, y appartenant à Df, (x != y<text:s/><draw:frame draw:style-name="a0" text:anchor-type="as-char" svg:x="0in" svg:y="0in" svg:width="0.13333in" svg:height="0.175in" style:rel-width="scale" style:rel-height="scale"><draw:object xlink:href="Object 1/" xlink:type="simple" xlink:show="embed" xlink:actuate="onLoad"/></draw:frame><text:s/>f(x) != f(y) )</text:p>
      <text:p text:style-name="Normal">On peut monter :<text:s/></text:p>
      <text:p text:style-name="Normal">Pour tout x, y appartenant a Df, (f(x) = f(y)<text:s/><draw:frame draw:style-name="a1" text:anchor-type="as-char" svg:x="0in" svg:y="0in" svg:width="0.13333in" svg:height="0.175in" style:rel-width="scale" style:rel-height="scale"><draw:object xlink:href="Object 2/" xlink:type="simple" xlink:show="embed" xlink:actuate="onLoad"/></draw:frame><text:s/>x=y )</text:p>
      <text:p text:style-name="Normal">« Soient x, y appartenant a Df tq f(x) = f(y)</text:p>
      <text:p text:style-name="Normal">…</text:p>
      <text:p text:style-name="Normal">Donc x = y »</text:p>
      <text:p text:style-name="Normal"/>
      <text:p text:style-name="Normal">Par l’absurde :<text:s/></text:p>
      <text:p text:style-name="Normal">« Supposons a et non b entrainant une condition alors A=&gt;B est vraie »</text:p>
      <text:p text:style-name="Normal">Pour Parfois a est « vide » pour montrer b on suppose non b et on recherche une contradiction</text:p>
      <text:p text:style-name="Normal">Théorème à démontrer<text:s/><draw:frame draw:style-name="a2" text:anchor-type="as-char" svg:x="0in" svg:y="0in" svg:width="0.21667in" svg:height="0.20833in" style:rel-width="scale" style:rel-height="scale"><draw:object xlink:href="Object 3/" xlink:type="simple" xlink:show="embed" xlink:actuate="onLoad"/></draw:frame>n’appartient pas à Q</text:p>
      <text:p text:style-name="Normal"/>
      <text:p text:style-name="Normal">Démonstration : raisonnons par l’absurde : supposons que<text:s/><draw:frame draw:style-name="a3" text:anchor-type="as-char" svg:x="0in" svg:y="0in" svg:width="0.18333in" svg:height="0.20833in" style:rel-width="scale" style:rel-height="scale"><draw:object xlink:href="Object 4/" xlink:type="simple" xlink:show="embed" xlink:actuate="onLoad"/></draw:frame><text:s/>appartient à Q</text:p>
      <text:p text:style-name="Normal">Alors il existe p, q appartenant à N* tq<text:s/><draw:frame draw:style-name="a4" text:anchor-type="as-char" svg:x="0in" svg:y="0in" svg:width="0.18333in" svg:height="0.20833in" style:rel-width="scale" style:rel-height="scale"><draw:object xlink:href="Object 5/" xlink:type="simple" xlink:show="embed" xlink:actuate="onLoad"/></draw:frame>= p/q (car racine de 2 est positif)</text:p>
      <text:p text:style-name="Normal">Quitte à diviser p et q par Z un certain nombre (fini) de pairs ??? , on peut supposer qu’il ne sont pas simultanément pairs. (au moins un impair)</text:p>
      <text:p text:style-name="Normal">On a alors 2<text:s/><draw:frame draw:style-name="a5" text:anchor-type="as-char" svg:x="0in" svg:y="0in" svg:width="0.34167in" svg:height="0.20833in" style:rel-width="scale" style:rel-height="scale"><draw:object xlink:href="Object 6/" xlink:type="simple" xlink:show="embed" xlink:actuate="onLoad"/></draw:frame><text:s/><text:span text:style-name="T2">2</text:span><text:s/>= p<text:span text:style-name="T3">2</text:span>/q<text:span text:style-name="T4">2</text:span><text:s/>ie p<text:span text:style-name="T5">2</text:span><text:s/>= 2q<text:span text:style-name="T6">2</text:span></text:p>
      <text:p text:style-name="Normal">Comme q<text:span text:style-name="T7">2</text:span><text:s/>appartient à N, p<text:span text:style-name="T8">2</text:span><text:s/>est pair</text:p>
      <text:p text:style-name="Normal"/>
      <text:p text:style-name="Normal">Lemme :</text:p>
      <text:p text:style-name="Normal">Soit p appartenant à N* (ou Z)</text:p>
      <text:p text:style-name="Normal">Si p est impair alors p<text:span text:style-name="T9">2</text:span><text:s/>est impair et ainsi par contraposition si p<text:span text:style-name="T10">2</text:span><text:s/>est pair alors p est pair</text:p>
      <text:p text:style-name="Normal"/>
      <text:p text:style-name="Normal">Démonstration du lemme</text:p>
      <text:p text:style-name="Normal">Supposons que p soir impair alors il existe k appartenant a N tq p = 2k+1</text:p>
      <text:p text:style-name="Normal">On a alors p<text:span text:style-name="T11">2</text:span><text:s/>= (2k+1)<text:span text:style-name="T12">2</text:span>=4k<text:span text:style-name="T13">2</text:span>+4k+1=2(2k<text:span text:style-name="T14">2</text:span>+2k)+1</text:p>
      <text:p text:style-name="Normal">Avec 2k<text:span text:style-name="T15">2</text:span>+2k appartient à N donc p<text:span text:style-name="T16">2</text:span><text:s/>est impair</text:p>
      <text:p text:style-name="Normal"/>
      <text:p text:style-name="Normal"/>
      <text:p text:style-name="Normal"/>
      <text:p text:style-name="Normal"/>
      <text:p text:style-name="Normal">Reprise de la démonstration par l’absurde</text:p>
      <text:p text:style-name="Normal">Par le lemme puisque p<text:span text:style-name="T17">2</text:span><text:s/>est pair alors p est pair</text:p>
      <text:p text:style-name="Normal">Il exclue p’ appartient à N tq p = 2p’</text:p>
      <text:p text:style-name="Normal">On a alors (2p’)<text:span text:style-name="T18">2</text:span><text:s/>= 2q<text:span text:style-name="T19">2</text:span></text:p>
      <text:p text:style-name="Normal">Donc q<text:span text:style-name="T20">2</text:span><text:s/>= 2p<text:span text:style-name="T21">-2</text:span></text:p>
      <text:p text:style-name="Normal">Ainsi q<text:span text:style-name="T22">2</text:span><text:s/>est pair donc q est pair</text:p>
      <text:p text:style-name="Normal">(Lemme) ainsi p et q sont pairs<text:s/></text:p>
      <text:p text:style-name="Normal">CONTRADICTION</text:p>
      <text:p text:style-name="Normal">Ainsi,<text:s/><draw:frame draw:style-name="a6" text:anchor-type="as-char" svg:x="0in" svg:y="0in" svg:width="0.18333in" svg:height="0.20833in" style:rel-width="scale" style:rel-height="scale"><draw:object xlink:href="Object 7/" xlink:type="simple" xlink:show="embed" xlink:actuate="onLoad"/></draw:frame><text:s/>n’appartient pas à Q<text:s/></text:p>
      <text:p text:style-name="Normal"/>
      <text:p text:style-name="Normal">RAISONNEMENT PAR RECURRENCE :<text:s/></text:p>
      <text:p text:style-name="Normal">Remarque : P<text:span text:style-name="T23">n</text:span> : pour tout n appartenant à N,<text:s/><text:span text:style-name="T24">Σ k</text:span><text:span text:style-name="T25">3</text:span><text:span text:style-name="T26"><text:s/>= … INTERDIT DE mettre pour tout n appartenant à N avant le Σ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gkelc" style:display-name="hgkelc" style:family="text" style:parent-style-name="Policepardéfau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o Bec-clemente</meta:initial-creator>
    <dc:creator>Elio Bec-clemente</dc:creator>
    <meta:creation-date>2023-09-14T06:12:00Z</meta:creation-date>
    <dc:date>2023-09-20T15:09:00Z</dc:date>
    <meta:template xlink:href="Normal" xlink:type="simple"/>
    <meta:editing-cycles>13</meta:editing-cycles>
    <meta:editing-duration>PT8700S</meta:editing-duration>
    <meta:document-statistic meta:page-count="2" meta:paragraph-count="3" meta:word-count="244" meta:character-count="1589" meta:row-count="11" meta:non-whitespace-character-count="1348"/>
  </office:meta>
</office:document-meta>
</file>

<file path=Object 1/content.xml><?xml version="1.0" encoding="utf-8"?>
<mml:math xmlns:mml="http://www.w3.org/1998/Math/MathML" xmlns:m="http://schemas.openxmlformats.org/officeDocument/2006/math">
  <mml:mo>⇒</mml:mo>
</mml:math>
</file>

<file path=Object 2/content.xml><?xml version="1.0" encoding="utf-8"?>
<mml:math xmlns:mml="http://www.w3.org/1998/Math/MathML" xmlns:m="http://schemas.openxmlformats.org/officeDocument/2006/math">
  <mml:mo>⇒</mml:mo>
</mml:math>
</file>

<file path=Object 3/content.xml><?xml version="1.0" encoding="utf-8"?>
<mml:math xmlns:mml="http://www.w3.org/1998/Math/MathML" xmlns:m="http://schemas.openxmlformats.org/officeDocument/2006/math">
  <mml:msqrt>
    <mml:mn>2</mml:mn>
  </mml:msqrt>
  <mml:mi mathvariant="normal"> </mml:mi>
</mml:math>
</file>

<file path=Object 4/content.xml><?xml version="1.0" encoding="utf-8"?>
<mml:math xmlns:mml="http://www.w3.org/1998/Math/MathML" xmlns:m="http://schemas.openxmlformats.org/officeDocument/2006/math">
  <mml:msqrt>
    <mml:mn>2</mml:mn>
  </mml:msqrt>
</mml:math>
</file>

<file path=Object 5/content.xml><?xml version="1.0" encoding="utf-8"?>
<mml:math xmlns:mml="http://www.w3.org/1998/Math/MathML" xmlns:m="http://schemas.openxmlformats.org/officeDocument/2006/math">
  <mml:msqrt>
    <mml:mn>2</mml:mn>
  </mml:msqrt>
</mml:math>
</file>

<file path=Object 6/content.xml><?xml version="1.0" encoding="utf-8"?>
<mml:math xmlns:mml="http://www.w3.org/1998/Math/MathML" xmlns:m="http://schemas.openxmlformats.org/officeDocument/2006/math">
  <mml:mo>=</mml:mo>
  <mml:msqrt>
    <mml:mn>2</mml:mn>
  </mml:msqrt>
</mml:math>
</file>

<file path=Object 7/content.xml><?xml version="1.0" encoding="utf-8"?>
<mml:math xmlns:mml="http://www.w3.org/1998/Math/MathML" xmlns:m="http://schemas.openxmlformats.org/officeDocument/2006/math">
  <mml:msqrt>
    <mml:mn>2</mml:mn>
  </mml:msqrt>
</mml:math>
</file>